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9bf" officeooo:paragraph-rsid="0005f9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uzupelni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56:56.683158317</meta:creation-date>
    <dc:date>2017-05-09T12:57:29.209949224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4.2.8.2$Linux_X86_64 LibreOffice_project/420m0$Build-2</meta:generator>
  </office:meta>
</office:document-meta>
</file>